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Times New Roman" fo:font-style="italic" fo:font-weight="normal" officeooo:rsid="00786b20" officeooo:paragraph-rsid="00c9908d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 fo:font-weight="normal" officeooo:rsid="0026b294" officeooo:paragraph-rsid="0026b29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weight="bold" officeooo:rsid="0026b294" officeooo:paragraph-rsid="004391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ba66e7" officeooo:paragraph-rsid="00bba87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5c8e62"/>
    </style:style>
    <style:style style:name="P12" style:family="paragraph" style:parent-style-name="Standard">
      <style:paragraph-properties fo:text-align="start" style:justify-single-word="false"/>
      <style:text-properties officeooo:paragraph-rsid="005ec28e"/>
    </style:style>
    <style:style style:name="P13" style:family="paragraph" style:parent-style-name="Standard">
      <style:paragraph-properties fo:text-align="start" style:justify-single-word="false"/>
      <style:text-properties officeooo:paragraph-rsid="00a3b469"/>
    </style:style>
    <style:style style:name="P14" style:family="paragraph" style:parent-style-name="Standard">
      <style:paragraph-properties fo:text-align="center" style:justify-single-word="false"/>
      <style:text-properties officeooo:rsid="0014a580" officeooo:paragraph-rsid="004ff9ec"/>
    </style:style>
    <style:style style:name="P15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aa388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d01a4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104c8f" style:font-name="Times New Roman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529dc1" officeooo:paragraph-rsid="00762f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104c8f" style:text-position="0% 100%" style:font-name="Times New Roman" fo:font-weight="bold" officeooo:rsid="00ba66e7" officeooo:paragraph-rsid="00ba66e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104c8f" style:text-position="0% 100%" style:font-name="Times New Roman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104c8f" style:text-position="0% 100%" style:font-name="Times New Roman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104c8f" style:font-name="Times New Roman" fo:font-weight="bold" officeooo:rsid="004ff9ec" officeooo:paragraph-rsid="0037b0d8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04c8f" style:font-name="Times New Roman" fo:font-weight="bold" officeooo:rsid="0037b0d8" officeooo:paragraph-rsid="0037b0d8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104c8f" style:font-name="Times New Roman" fo:font-weight="bold" officeooo:rsid="00166a0f" officeooo:paragraph-rsid="00166a0f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104c8f" style:font-name="Times New Roman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104c8f" style:font-name="Times New Roman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normal" officeooo:rsid="0026b294" officeooo:paragraph-rsid="0014a58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normal" officeooo:rsid="0026b294" officeooo:paragraph-rsid="0033b25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72ba0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585a4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3cb38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a3b46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3be75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weight="normal" officeooo:rsid="00529dc1" officeooo:paragraph-rsid="00529dc1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weight="normal" officeooo:rsid="00409d36" officeooo:paragraph-rsid="003cb38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tyle="italic" officeooo:rsid="0016b25f" officeooo:paragraph-rsid="00189a92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weight="bold" officeooo:rsid="00166a0f" officeooo:paragraph-rsid="0033b25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officeooo:rsid="00166a0f" officeooo:paragraph-rsid="001d115e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1pt" officeooo:rsid="001a88d2" officeooo:paragraph-rsid="001b24fa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1pt" officeooo:rsid="0022860e" officeooo:paragraph-rsid="0026b29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style:font-name="Times New Roman" officeooo:rsid="001a88d2" officeooo:paragraph-rsid="001b24fa"/>
    </style:style>
    <style:style style:name="P55" style:family="paragraph" style:parent-style-name="Standard">
      <style:paragraph-properties fo:text-align="start" style:justify-single-word="false"/>
      <style:text-properties style:font-name="Times New Roman" officeooo:rsid="001d115e" officeooo:paragraph-rsid="001d115e"/>
    </style:style>
    <style:style style:name="P56" style:family="paragraph" style:parent-style-name="Standard">
      <style:paragraph-properties fo:text-align="start" style:justify-single-word="false"/>
      <style:text-properties style:font-name="Times New Roman" officeooo:rsid="001fedc4" officeooo:paragraph-rsid="001fedc4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tyle="normal" officeooo:rsid="0016b25f" officeooo:paragraph-rsid="00189a92" style:font-style-asian="normal" style:font-style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9" style:family="paragraph" style:parent-style-name="Standard" style:master-page-name="">
      <style:paragraph-properties fo:text-align="center" style:justify-single-word="false" style:page-number="auto"/>
      <style:text-properties fo:color="#104c8f" style:text-position="0% 100%" style:font-name="Times New Roman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60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2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4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5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Times New Roman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26b294" style:font-size-asian="12pt" style:font-size-complex="12pt"/>
    </style:style>
    <style:style style:name="T22" style:family="text">
      <style:text-properties fo:color="#000000" style:text-position="0% 100%" officeooo:rsid="00ccd673" style:font-size-asian="12pt" style:font-size-complex="12pt"/>
    </style:style>
    <style:style style:name="T23" style:family="text">
      <style:text-properties fo:color="#000000" style:text-position="0% 100%" officeooo:rsid="00aa388e" style:font-size-asian="12pt" style:font-size-complex="12pt"/>
    </style:style>
    <style:style style:name="T24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text-position="0% 100%" fo:font-weight="bold" officeooo:rsid="00cedc3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text-position="0% 100%" fo:font-weight="bold" officeooo:rsid="0026b294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text-position="0% 100%" fo:font-weight="bold" officeooo:rsid="00ccd673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text-position="0% 100%" fo:font-weight="bold" officeooo:rsid="00c7a72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36" style:family="text">
      <style:text-properties fo:color="#000000" style:font-name="Times New Roman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37" style:family="text">
      <style:text-properties fo:color="#000000" style:font-name="Times New Roman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font-name="Times New Roman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39" style:family="text">
      <style:text-properties fo:color="#000000" style:font-name="Times New Roman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fo:color="#000000" style:font-name="Times New Roman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color="#000000" style:font-name="Times New Roman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color="#000000" style:font-name="Times New Roman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color="#000000" style:font-name="Times New Roman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font-name="Times New Roman" fo:font-size="11pt" fo:font-style="normal" style:font-style-asian="normal" style:font-name-complex="Times New Roman" style:font-style-complex="normal"/>
    </style:style>
    <style:style style:name="T45" style:family="text">
      <style:text-properties fo:color="#000000" style:font-name="Times New Roman" fo:font-style="normal" officeooo:rsid="0026b294" style:font-style-asian="normal" style:font-name-complex="Times New Roman" style:font-size-complex="12pt" style:font-style-complex="normal"/>
    </style:style>
    <style:style style:name="T46" style:family="text">
      <style:text-properties fo:color="#000000" style:text-position="super 58%" style:font-name="Times New Roman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47" style:family="text">
      <style:text-properties fo:color="#000000" style:text-position="super 58%" style:font-name="Times New Roman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color="#000000" style:text-position="super 58%" style:font-name="Times New Roman" fo:font-style="normal" officeooo:rsid="00cac7ad" style:font-style-asian="normal" style:font-name-complex="Times New Roman" style:font-size-complex="12pt" style:font-style-complex="normal"/>
    </style:style>
    <style:style style:name="T49" style:family="text">
      <style:text-properties style:text-position="0% 100%" style:font-name="Times New Roman" fo:font-style="normal" officeooo:rsid="00b5aa6e" style:font-style-asian="normal" style:font-style-complex="normal"/>
    </style:style>
    <style:style style:name="T50" style:family="text">
      <style:text-properties officeooo:rsid="00ce8eea"/>
    </style:style>
    <style:style style:name="T51" style:family="text">
      <style:text-properties officeooo:rsid="00a6fb30"/>
    </style:style>
    <style:style style:name="T52" style:family="text">
      <style:text-properties officeooo:rsid="0026b294"/>
    </style:style>
    <style:style style:name="T53" style:family="text">
      <style:text-properties officeooo:rsid="00529dc1"/>
    </style:style>
    <style:style style:name="T54" style:family="text">
      <style:text-properties officeooo:rsid="00585a49"/>
    </style:style>
    <style:style style:name="T55" style:family="text">
      <style:text-properties fo:font-weight="normal" officeooo:rsid="00295ba2" style:font-weight-asian="normal" style:font-weight-complex="normal"/>
    </style:style>
    <style:style style:name="T56" style:family="text">
      <style:text-properties fo:font-weight="normal" officeooo:rsid="0081ac24" style:font-weight-asian="normal" style:font-weight-complex="normal"/>
    </style:style>
    <style:style style:name="T57" style:family="text">
      <style:text-properties fo:font-weight="normal" officeooo:rsid="00775674" style:font-weight-asian="normal" style:font-weight-complex="normal"/>
    </style:style>
    <style:style style:name="T58" style:family="text">
      <style:text-properties officeooo:rsid="00315f59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tyle="normal" style:text-underline-style="none" style:font-style-asian="normal" style:font-style-complex="normal"/>
    </style:style>
    <style:style style:name="T61" style:family="text">
      <style:text-properties style:font-name="Times New Roman" fo:font-style="normal" style:text-underline-style="none" officeooo:rsid="006d4bfa" style:font-style-asian="normal" style:font-style-complex="normal"/>
    </style:style>
    <style:style style:name="T62" style:family="text">
      <style:text-properties style:font-name="Times New Roman" fo:font-style="normal" style:text-underline-style="none" officeooo:rsid="004ff9ec" style:font-style-asian="normal" style:font-style-complex="normal"/>
    </style:style>
    <style:style style:name="T63" style:family="text">
      <style:text-properties style:font-name="Times New Roman" fo:font-style="normal" style:text-underline-style="none" officeooo:rsid="00409d36" style:font-style-asian="normal" style:font-style-complex="normal"/>
    </style:style>
    <style:style style:name="T64" style:family="text">
      <style:text-properties style:font-name="Times New Roman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6" style:family="text">
      <style:text-properties style:font-name="Times New Roman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7" style:family="text">
      <style:text-properties style:font-name="Times New Roman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8" style:family="text">
      <style:text-properties style:font-name="Times New Roman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69" style:family="text">
      <style:text-properties style:font-name="Times New Roman" fo:font-style="normal" style:font-style-asian="normal" style:font-style-complex="normal"/>
    </style:style>
    <style:style style:name="T70" style:family="text">
      <style:text-properties style:font-name="Times New Roman" fo:font-style="normal" officeooo:rsid="006d4bfa" style:font-style-asian="normal" style:font-style-complex="normal"/>
    </style:style>
    <style:style style:name="T71" style:family="text">
      <style:text-properties style:font-name="Times New Roman" fo:font-style="italic" style:text-underline-style="none" officeooo:rsid="006d4bfa" style:font-style-asian="italic" style:font-style-complex="italic"/>
    </style:style>
    <style:style style:name="T72" style:family="text">
      <style:text-properties style:font-name="Times New Roman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73" style:family="text">
      <style:text-properties style:font-name="Times New Roman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74" style:family="text">
      <style:text-properties style:font-name="Times New Roman" fo:font-style="italic" officeooo:rsid="006d4bfa" style:font-style-asian="italic" style:font-style-complex="italic"/>
    </style:style>
    <style:style style:name="T75" style:family="text">
      <style:text-properties style:font-name="Times New Roman" style:text-underline-style="none" fo:font-weight="normal" officeooo:rsid="00409d36" style:font-weight-asian="normal" style:font-weight-complex="normal"/>
    </style:style>
    <style:style style:name="T76" style:family="text">
      <style:text-properties style:font-name="Times New Roman" officeooo:rsid="006d4bfa"/>
    </style:style>
    <style:style style:name="T77" style:family="text">
      <style:text-properties style:font-name="Times New Roman" fo:font-weight="normal" officeooo:rsid="003e9f5e" style:font-weight-asian="normal" style:font-weight-complex="normal"/>
    </style:style>
    <style:style style:name="T78" style:family="text">
      <style:text-properties style:font-name="Times New Roman" fo:font-weight="normal" officeooo:rsid="00409d36" style:font-weight-asian="normal" style:font-weight-complex="normal"/>
    </style:style>
    <style:style style:name="T79" style:family="text">
      <style:text-properties style:font-name="Times New Roman" fo:font-weight="normal" officeooo:rsid="004286a1" style:font-weight-asian="normal" style:font-weight-complex="normal"/>
    </style:style>
    <style:style style:name="T80" style:family="text">
      <style:text-properties style:font-name="Times New Roman" officeooo:rsid="00409d36"/>
    </style:style>
    <style:style style:name="T81" style:family="text">
      <style:text-properties style:font-name="Times New Roman" officeooo:rsid="0026b294"/>
    </style:style>
    <style:style style:name="T82" style:family="text">
      <style:text-properties style:font-name="Times New Roman" fo:font-size="12pt" fo:font-weight="normal" officeooo:rsid="00c99a46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fo:font-weight="normal" officeooo:rsid="00ba66e7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houjun Gu, Ph.D</text:p>
      <text:p text:style-name="P37">Rockville, Maryland</text:p>
      <text:p text:style-name="P15"><text:span text:style-name="T61">Email:</text:span><text:span text:style-name="T71"> </text:span><text:a xlink:type="simple" xlink:href="mailto:shoujun.gu@gmail.com" text:style-name="Internet_20_link" text:visited-style-name="Visited_20_Internet_20_Link"><text:span text:style-name="T62">shoujun.gu@gmail.com</text:span></text:a><text:span text:style-name="T60"> </text:span><text:span text:style-name="T59">| </text:span><text:span text:style-name="T76">Tel: </text:span><text:span text:style-name="T59">210-315-2598 </text:span></text:p>
      <text:p text:style-name="P15"><text:span text:style-name="T70">Website:</text:span><text:span text:style-name="T74"> </text:span><text:a xlink:type="simple" xlink:href="https://shoujungu.github.io/introduction/" text:style-name="Internet_20_link" text:visited-style-name="Visited_20_Internet_20_Link"><text:span text:style-name="T69">https://shoujungu.github.io/introduction/</text:span></text:a></text:p>
      <text:p text:style-name="P14"><text:span text:style-name="T69"><text:s text:c="15"/></text:span><text:a xlink:type="simple" xlink:href="https://www.linkedin.com/in/shoujungu/" text:style-name="Internet_20_link" text:visited-style-name="Visited_20_Internet_20_Link"><text:span text:style-name="T69">https://www.linkedin.com/in/shoujungu/</text:span></text:a></text:p>
      <text:p text:style-name="P38"/>
      <text:p text:style-name="P39"/>
      <text:p text:style-name="P21">Technical Skills</text:p>
      <text:p text:style-name="P21"/>
      <text:p text:style-name="P16"><text:span text:style-name="T21">• </text:span><text:span text:style-name="T30">Programing Language: </text:span></text:p>
      <text:p text:style-name="P20"><text:span text:style-name="T26"><text:s text:c="3"/>Python: Numpy, Pandas, Matplotlib, </text:span><text:span text:style-name="T27">Seaborn, SQLAlchemy, </text:span><text:span text:style-name="T29">Flask,</text:span><text:span text:style-name="T27"> </text:span><text:span text:style-name="T26">Scikit-learn, </text:span><text:span text:style-name="T28">Keras</text:span></text:p>
      <text:p text:style-name="P22"><text:s text:c="3"/>R: <text:span text:style-name="T50">DESeq, EdgeR, maSigPro</text:span></text:p>
      <text:p text:style-name="P22"/>
      <text:p text:style-name="P16"><text:span text:style-name="T21">• </text:span><text:span text:style-name="T31">Interactive Data Visualization &amp; Webpage</text:span><text:span text:style-name="T30">:</text:span></text:p>
      <text:p text:style-name="P22"><text:s text:c="3"/>Javascript: D3js, Plotly, Leaflet </text:p>
      <text:p text:style-name="P22"><text:s text:c="3"/>HTML: Bootstrap</text:p>
      <text:p text:style-name="P22"/>
      <text:p text:style-name="P17"><text:span text:style-name="T21">• </text:span><text:span text:style-name="T30">Database:</text:span></text:p>
      <text:p text:style-name="P23"><text:s text:c="3"/>MySQL, MongoDB </text:p>
      <text:p text:style-name="P25"/>
      <text:p text:style-name="P16"><text:span text:style-name="T21">• </text:span><text:span text:style-name="T32">Bi</text:span><text:span text:style-name="T33">oinformatics &amp; </text:span><text:span text:style-name="T30">Next Generation Sequencing:</text:span></text:p>
      <text:p text:style-name="P18"><text:span text:style-name="T23"><text:s text:c="3"/></text:span><text:span text:style-name="T22">Data mining from various biology databases: NCBI, Ensembl, TCGA, cBioportal</text:span></text:p>
      <text:p text:style-name="P27"><text:s text:c="3"/>Hands-on experience in NGS data analysis workflow</text:p>
      <text:p text:style-name="P24"/>
      <text:p text:style-name="P19"><text:span text:style-name="T21">• </text:span><text:span text:style-name="T34">Molecular &amp; Cellular Biology</text:span><text:span text:style-name="T30">:</text:span></text:p>
      <text:p text:style-name="P19"><text:span text:style-name="T25"><text:s text:c="3"/></text:span><text:span text:style-name="T24">Extensive experience in most molecular &amp; cellular experiment, as well as animal model</text:span></text:p>
      <text:p text:style-name="P26"/>
      <text:p text:style-name="P31"/>
      <text:p text:style-name="P34"><text:span text:style-name="T51">Data Analytics</text:span> Projects</text:p>
      <text:p text:style-name="P32"/>
      <text:p text:style-name="P40"><text:span text:style-name="T52">• </text:span><text:span text:style-name="T10">The Cancer Genome Atlas (TCGA) data mining and analysis </text:span><text:span text:style-name="T11">project</text:span></text:p>
      <text:p text:style-name="P41"><text:span text:style-name="T53"><text:s text:c="4"/>The manuscript of this project entitled ‘</text:span><text:span text:style-name="T6">A Pan-Cancer Atlas of Genomic, Epigenomic and Transcriptomic Alterations in the TGF-β Pathway’</text:span><text:span text:style-name="T54"> <text:s/>is under reviewing.</text:span></text:p>
      <text:p text:style-name="P45"/>
      <text:p text:style-name="P42"><text:span text:style-name="T52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12"><text:span text:style-name="T77"><text:s text:c="3"/></text:span><text:span text:style-name="T78">Details </text:span><text:span text:style-name="T79">available at</text:span><text:span text:style-name="T78">: </text:span><text:span text:style-name="T75"><text:s/></text:span><text:a xlink:type="simple" xlink:href="https://github.com/shoujungu/Impact_Factor_Pred" text:style-name="Internet_20_link" text:visited-style-name="Visited_20_Internet_20_Link"><text:span text:style-name="T64">https://github.com/shoujungu/Impact_Factor_Pred</text:span></text:a></text:p>
      <text:p text:style-name="P12"><text:span text:style-name="T64"><text:s text:c="3"/></text:span><text:span text:style-name="T65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47"/>
      <text:p text:style-name="P43"><text:span text:style-name="T52">• </text:span><text:span text:style-name="T18">Interactive visualization of US healthcare providers data</text:span></text:p>
      <text:p text:style-name="P10"><text:span text:style-name="T80"><text:s text:c="3"/>Details available at: </text:span><text:a xlink:type="simple" xlink:href="https://github.com/shoujungu/US_Healthcare_Providers" text:style-name="Internet_20_link" text:visited-style-name="Visited_20_Internet_20_Link"><text:span text:style-name="T63">https://github.com/shoujungu/US_Healthcare_Providers</text:span></text:a></text:p>
      <text:p text:style-name="P13"><text:span text:style-name="T72"><text:s text:c="3"/></text:span><text:span text:style-name="T65">Sample app available</text:span><text:span text:style-name="T66"> at</text:span><text:span text:style-name="T67">:</text:span><text:span text:style-name="T73"> <text:s/></text:span><text:a xlink:type="simple" xlink:href="http://hcproviders.herokuapp.com/" text:style-name="Internet_20_link" text:visited-style-name="Visited_20_Internet_20_Link"><text:span text:style-name="T68">http://hcproviders.herokuapp.com</text:span></text:a></text:p>
      <text:p text:style-name="P46"/>
      <text:p text:style-name="P44"><text:span text:style-name="T52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11"><text:span text:style-name="T78"><text:s text:c="3"/>Details </text:span><text:span text:style-name="T79">available at</text:span><text:span text:style-name="T78">: <text:s text:c="2"/></text:span><text:a xlink:type="simple" xlink:href="https://github.com/shoujungu/2017_Pubmed_Analysis" text:style-name="Internet_20_link" text:visited-style-name="Visited_20_Internet_20_Link"><text:span text:style-name="T64">https://github.com/shoujungu/2017_Pubmed_Analysis</text:span></text:a></text:p>
      <text:p text:style-name="P48"/>
      <text:p text:style-name="P48"/>
      <text:p text:style-name="P48"/>
      <text:p text:style-name="P48"/>
      <text:p text:style-name="P59"><text:soft-page-break/><text:span text:style-name="T58">W</text:span>orking Experience</text:p>
      <text:p text:style-name="P29"/>
      <text:p text:style-name="P3"><text:span text:style-name="T1">The George Washington University, Washington, DC <text:s text:c="39"/></text:span><text:span text:style-name="T55">Oct 2015 – </text:span><text:span text:style-name="T56">Jan 2018</text:span></text:p>
      <text:p text:style-name="P8">Postdoctoral Researcher</text:p>
      <text:p text:style-name="P8"/>
      <text:list xml:id="list2604845458" text:style-name="LS1">
        <text:list-item>
          <text:p text:style-name="P60"><text:span text:style-name="Default_20_Paragraph_20_Font"><text:span text:style-name="T35">Discovered an aberrant </text:span></text:span><text:span text:style-name="Default_20_Paragraph_20_Font"><text:span text:style-name="T37">regulation pathway between </text:span></text:span><text:span text:style-name="Default_20_Paragraph_20_Font"><text:span text:style-name="T35">TGF-</text:span></text:span><text:span text:style-name="Default_20_Paragraph_20_Font"><text:span text:style-name="T38">β </text:span></text:span><text:span text:style-name="Default_20_Paragraph_20_Font"><text:span text:style-name="T37">signaling and cancer biomarker </text:span></text:span><text:span text:style-name="Default_20_Paragraph_20_Font"><text:span text:style-name="T35">CEA in colon adenomas by using both whole genomic sequencing and whole transcriptome sequencing methods </text:span></text:span><text:span text:style-name="Default_20_Paragraph_20_Font"><text:span text:style-name="T46">1</text:span></text:span><text:span text:style-name="Default_20_Paragraph_20_Font"><text:span text:style-name="T35">;</text:span></text:span></text:p>
        </text:list-item>
        <text:list-item>
          <text:p text:style-name="P62"><text:span text:style-name="Default_20_Paragraph_20_Font"><text:span text:style-name="T35">Discovered that Vitamin D promotes liver tumor progression in TGF-beta deficient environment by using both in vivo mouse model and bioinformatics tools </text:span></text:span><text:span text:style-name="Default_20_Paragraph_20_Font"><text:span text:style-name="T46">2</text:span></text:span><text:span text:style-name="Default_20_Paragraph_20_Font"><text:span text:style-name="T36">;</text:span></text:span></text:p>
        </text:list-item>
        <text:list-item>
          <text:p text:style-name="P61"><text:span text:style-name="Default_20_Paragraph_20_Font"><text:span text:style-name="T40">Published a review article entitled “Alcohol, stem cells and cancer” </text:span></text:span><text:span text:style-name="Default_20_Paragraph_20_Font"><text:span text:style-name="T47">3</text:span></text:span><text:span text:style-name="Default_20_Paragraph_20_Font"><text:span text:style-name="T40">;</text:span></text:span></text:p>
        </text:list-item>
        <text:list-item>
          <text:p text:style-name="P61"><text:span text:style-name="Default_20_Paragraph_20_Font"><text:span text:style-name="T41">TCGA data mining and analyzing of Pan-Cancer Atlas in the TGF-</text:span></text:span><text:span text:style-name="Default_20_Paragraph_20_Font"><text:span text:style-name="T43">β</text:span></text:span><text:span text:style-name="Default_20_Paragraph_20_Font"><text:span text:style-name="T41"> signaling </text:span></text:span><text:span text:style-name="Default_20_Paragraph_20_Font"><text:span text:style-name="T42">(under review)</text:span></text:span><text:span text:style-name="Default_20_Paragraph_20_Font"><text:span text:style-name="T41">. </text:span></text:span></text:p>
          <text:p text:style-name="P61"><text:span text:style-name="Default_20_Paragraph_20_Font"><text:span text:style-name="T41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55">Oct 201</text:span><text:span text:style-name="T57">2</text:span><text:span text:style-name="T55"> – </text:span><text:span text:style-name="T57">Sept 2015</text:span></text:p>
      <text:p text:style-name="P9">Visiting Fellow</text:p>
      <text:p text:style-name="P4"/>
      <text:list xml:id="list2942177567" text:style-name="LS3">
        <text:list-item>
          <text:p text:style-name="P63"><text:span text:style-name="Default_20_Paragraph_20_Font"><text:span text:style-name="T39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1707379242" text:style-name="LS4">
        <text:list-item>
          <text:p text:style-name="P65"><text:span text:style-name="Default_20_Paragraph_20_Font"><text:span text:style-name="T39">Generated myc-Prickle1 knock-in mice by using CRISPR/Cas9 genome editing technique;</text:span></text:span></text:p>
        </text:list-item>
      </text:list>
      <text:list xml:id="list1657804328" text:style-name="LS5">
        <text:list-item>
          <text:p text:style-name="P64"><text:span text:style-name="Default_20_Paragraph_20_Font"><text:span text:style-name="T44">Discovered that Casein Kinase 1 ε/δ conditional knockout mice exhibit significantly shorted long bones and delayed limb development.</text:span></text:span></text:p>
        </text:list-item>
      </text:list>
      <text:p text:style-name="P50"/>
      <text:p text:style-name="P50"/>
      <text:p text:style-name="P35">E<text:span text:style-name="T8">ducation</text:span></text:p>
      <text:p text:style-name="P33"/>
      <text:p text:style-name="P51"><text:span text:style-name="T1">The George Washington University, Washington, DC <text:s text:c="3"/></text:span><text:s text:c="36"/><text:span text:style-name="T5">Oct 2017 – Apr 2018</text:span></text:p>
      <text:p text:style-name="P57"><text:span text:style-name="T3">Data Analytics</text:span> Boot Camp</text:p>
      <text:p text:style-name="P49"/>
      <text:p text:style-name="P52">An intensive 24-week long boot camp dedicated to Data <text:span text:style-name="T4">Mining and</text:span> Analytics Skills on a variety of real-world problems.</text:p>
      <text:p text:style-name="P54"/>
      <text:p text:style-name="P55"><text:span text:style-name="T1">UT Health Science Center at San Antonio </text:span><text:s text:c="58"/>Aug 2005 – May 2012</text:p>
      <text:p text:style-name="P56"><text:span text:style-name="T9">Ph.D. <text:s/>Department of Biochemistry </text:span><text:s/></text:p>
      <text:p text:style-name="P56"/>
      <text:p text:style-name="P53"><text:s text:c="2"/><text:span text:style-name="T52">• <text:s text:c="2"/>Oral presentation in <text:s/>American Society for Bone and Mineral Research 2008 Annual Meeting;</text:span></text:p>
      <text:p text:style-name="P58"><text:span text:style-name="T81"><text:s text:c="2"/>• <text:s text:c="2"/></text:span><text:span text:style-name="Default_20_Paragraph_20_Font"><text:span text:style-name="T45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48">4</text:span></text:span><text:span text:style-name="T49">.</text:span></text:p>
      <text:p text:style-name="P5"/>
      <text:p text:style-name="P6"/>
      <text:p text:style-name="P30">Publications</text:p>
      <text:p text:style-name="P28"/>
      <text:p text:style-name="P1"><text:span text:style-name="T82">1</text:span><text:span text:style-name="T83">. <text:s/></text:span><text:a xlink:type="simple" xlink:href="https://www.ncbi.nlm.nih.gov/pmc/articles/PMC4839765/" text:style-name="Internet_20_link" text:visited-style-name="Visited_20_Internet_20_Link"><text:span text:style-name="T83">https://www.ncbi.nlm.nih.gov/pmc/articles/PMC4839765/</text:span></text:a></text:p>
      <text:p text:style-name="P1"><text:span text:style-name="T82">2</text:span><text:span text:style-name="T83">. <text:s/></text:span><text:a xlink:type="simple" xlink:href="https://www.ncbi.nlm.nih.gov/pmc/articles/PMC4960540/" text:style-name="Internet_20_link" text:visited-style-name="Visited_20_Internet_20_Link"><text:span text:style-name="T83">https://www.ncbi.nlm.nih.gov/pmc/articles/PMC4960540/</text:span></text:a></text:p>
      <text:p text:style-name="P1"><text:span text:style-name="T82">3</text:span><text:span text:style-name="T83">. <text:s/></text:span><text:a xlink:type="simple" xlink:href="https://www.ncbi.nlm.nih.gov/pmc/articles/PMC5724803/" text:style-name="Internet_20_link" text:visited-style-name="Visited_20_Internet_20_Link"><text:span text:style-name="T83">https://www.ncbi.nlm.nih.gov/pmc/articles/PMC5724803/</text:span></text:a></text:p>
      <text:p text:style-name="P2"><text:span text:style-name="T82">4. <text:s/></text:span><text:a xlink:type="simple" xlink:href="https://www.ncbi.nlm.nih.gov/pmc/articles/PMC3375531/" text:style-name="Internet_20_link" text:visited-style-name="Visited_20_Internet_20_Link"><text:span text:style-name="T83">https://www.ncbi.nlm.nih.gov/pmc/articles/PMC3375531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4-29T01:16:02.652039683</dc:date>
    <meta:editing-duration>PT5H46M31S</meta:editing-duration>
    <meta:editing-cycles>223</meta:editing-cycles>
    <meta:document-statistic meta:table-count="0" meta:image-count="0" meta:object-count="0" meta:page-count="2" meta:paragraph-count="56" meta:word-count="455" meta:character-count="3831" meta:non-whitespace-character-count="3159"/>
  </office:meta>
</office:document-meta>
</file>